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95mm"/>
    </style:style>
    <style:style style:name="co3" style:family="table-column">
      <style:table-column-properties fo:break-before="auto" style:column-width="28.24mm"/>
    </style:style>
    <style:style style:name="co4" style:family="table-column">
      <style:table-column-properties fo:break-before="auto" style:column-width="29.14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26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21"/>
  </office:automatic-styles>
  <office:body>
    <office:spreadsheet>
      <table:calculation-settings table:automatic-find-labels="false"/>
      <table:table table:name="ColumnSelectionTestData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6" table:default-cell-style-name="ce1"/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Linear*2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LinearNoise_1LinearNoise_5LinearNoise_9</text:p>
          </table:table-cell>
          <table:table-cell table:number-columns-repeated="2"/>
          <table:table-cell office:value-type="string" calcext:value-type="string">
            <text:p>LinearNoise2Quadratic</text:p>
          </table:table-cell>
          <table:table-cell/>
          <table:table-cell office:value-type="string" calcext:value-type="string">
            <text:p>Cubic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728981136111543" calcext:value-type="float">
            <text:p>0.728981</text:p>
          </table:table-cell>
          <table:table-cell table:formula="of:=[.A2]*2" office:value-type="float" office:value="1.45796227222309" calcext:value-type="float">
            <text:p>1.457962</text:p>
          </table:table-cell>
          <table:table-cell table:formula="of:=RAND()" office:value-type="float" office:value="0.548978092847392" calcext:value-type="float">
            <text:p>0.548978</text:p>
          </table:table-cell>
          <table:table-cell table:formula="of:=[.A2]+([.C2]*0.1)" office:value-type="float" office:value="0.783878945396282" calcext:value-type="float">
            <text:p>0.783879</text:p>
          </table:table-cell>
          <table:table-cell table:formula="of:=[.A2]+([.C2]*0.5)" office:value-type="float" office:value="1.00347018253524" calcext:value-type="float">
            <text:p>1.003470</text:p>
          </table:table-cell>
          <table:table-cell table:formula="of:=[.A2]+([.C2]*0.9)" office:value-type="float" office:value="1.2230614196742" calcext:value-type="float">
            <text:p>1.223061</text:p>
          </table:table-cell>
          <table:table-cell table:formula="of:=[.A2]+([.C2]*2)" office:value-type="float" office:value="1.82693732180633" calcext:value-type="float">
            <text:p>1.826937</text:p>
          </table:table-cell>
          <table:table-cell table:formula="of:=[.A2]+[.A2]*[.A2]" office:value-type="float" office:value="1.26039463291802" calcext:value-type="float">
            <text:p>1.260395</text:p>
          </table:table-cell>
          <table:table-cell table:formula="of:=[.B2]+[.B2]" office:value-type="float" office:value="2.91592454444617" calcext:value-type="float">
            <text:p>2.915925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266981693916023" calcext:value-type="float">
            <text:p>0.266982</text:p>
          </table:table-cell>
          <table:table-cell table:formula="of:=[.A3]*2" office:value-type="float" office:value="0.533963387832046" calcext:value-type="float">
            <text:p>0.533963</text:p>
          </table:table-cell>
          <table:table-cell table:formula="of:=RAND()" office:value-type="float" office:value="0.586532830260694" calcext:value-type="float">
            <text:p>0.586533</text:p>
          </table:table-cell>
          <table:table-cell table:formula="of:=[.A3]+([.C3]*0.1)" office:value-type="float" office:value="0.325634976942092" calcext:value-type="float">
            <text:p>0.325635</text:p>
          </table:table-cell>
          <table:table-cell table:formula="of:=[.A3]+([.C3]*0.5)" office:value-type="float" office:value="0.56024810904637" calcext:value-type="float">
            <text:p>0.560248</text:p>
          </table:table-cell>
          <table:table-cell table:formula="of:=[.A3]+([.C3]*0.9)" office:value-type="float" office:value="0.794861241150647" calcext:value-type="float">
            <text:p>0.794861</text:p>
          </table:table-cell>
          <table:table-cell table:formula="of:=[.A3]+([.C3]*2)" office:value-type="float" office:value="1.44004735443741" calcext:value-type="float">
            <text:p>1.440047</text:p>
          </table:table-cell>
          <table:table-cell table:formula="of:=[.A3]+[.A3]" office:value-type="float" office:value="0.533963387832046" calcext:value-type="float">
            <text:p>0.533963</text:p>
          </table:table-cell>
          <table:table-cell table:formula="of:=[.B3]+[.B3]" office:value-type="float" office:value="1.06792677566409" calcext:value-type="float">
            <text:p>1.067927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599186721723527" calcext:value-type="float">
            <text:p>0.599187</text:p>
          </table:table-cell>
          <table:table-cell table:formula="of:=[.A4]*2" office:value-type="float" office:value="1.19837344344705" calcext:value-type="float">
            <text:p>1.198373</text:p>
          </table:table-cell>
          <table:table-cell table:formula="of:=RAND()" office:value-type="float" office:value="0.0103592639788985" calcext:value-type="float">
            <text:p>0.010359</text:p>
          </table:table-cell>
          <table:table-cell table:formula="of:=[.A4]+([.C4]*0.1)" office:value-type="float" office:value="0.600222648121417" calcext:value-type="float">
            <text:p>0.600223</text:p>
          </table:table-cell>
          <table:table-cell table:formula="of:=[.A4]+([.C4]*0.5)" office:value-type="float" office:value="0.604366353712976" calcext:value-type="float">
            <text:p>0.604366</text:p>
          </table:table-cell>
          <table:table-cell table:formula="of:=[.A4]+([.C4]*0.9)" office:value-type="float" office:value="0.608510059304535" calcext:value-type="float">
            <text:p>0.608510</text:p>
          </table:table-cell>
          <table:table-cell table:formula="of:=[.A4]+([.C4]*2)" office:value-type="float" office:value="0.619905249681324" calcext:value-type="float">
            <text:p>0.619905</text:p>
          </table:table-cell>
          <table:table-cell table:formula="of:=[.A4]+[.A4]" office:value-type="float" office:value="1.19837344344705" calcext:value-type="float">
            <text:p>1.198373</text:p>
          </table:table-cell>
          <table:table-cell table:formula="of:=[.B4]+[.B4]" office:value-type="float" office:value="2.39674688689411" calcext:value-type="float">
            <text:p>2.396747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451625040499494" calcext:value-type="float">
            <text:p>0.451625</text:p>
          </table:table-cell>
          <table:table-cell table:formula="of:=[.A5]*2" office:value-type="float" office:value="0.903250080998987" calcext:value-type="float">
            <text:p>0.903250</text:p>
          </table:table-cell>
          <table:table-cell table:formula="of:=RAND()" office:value-type="float" office:value="0.473441778915003" calcext:value-type="float">
            <text:p>0.473442</text:p>
          </table:table-cell>
          <table:table-cell table:formula="of:=[.A5]+([.C5]*0.1)" office:value-type="float" office:value="0.498969218390994" calcext:value-type="float">
            <text:p>0.498969</text:p>
          </table:table-cell>
          <table:table-cell table:formula="of:=[.A5]+([.C5]*0.5)" office:value-type="float" office:value="0.688345929956995" calcext:value-type="float">
            <text:p>0.688346</text:p>
          </table:table-cell>
          <table:table-cell table:formula="of:=[.A5]+([.C5]*0.9)" office:value-type="float" office:value="0.877722641522996" calcext:value-type="float">
            <text:p>0.877723</text:p>
          </table:table-cell>
          <table:table-cell table:formula="of:=[.A5]+([.C5]*2)" office:value-type="float" office:value="1.3985085983295" calcext:value-type="float">
            <text:p>1.398509</text:p>
          </table:table-cell>
          <table:table-cell table:formula="of:=[.A5]+[.A5]" office:value-type="float" office:value="0.903250080998987" calcext:value-type="float">
            <text:p>0.903250</text:p>
          </table:table-cell>
          <table:table-cell table:formula="of:=[.B5]+[.B5]" office:value-type="float" office:value="1.80650016199797" calcext:value-type="float">
            <text:p>1.806500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260329365963116" calcext:value-type="float">
            <text:p>0.260329</text:p>
          </table:table-cell>
          <table:table-cell table:formula="of:=[.A6]*2" office:value-type="float" office:value="0.520658731926233" calcext:value-type="float">
            <text:p>0.520659</text:p>
          </table:table-cell>
          <table:table-cell table:formula="of:=RAND()" office:value-type="float" office:value="0.707860210444778" calcext:value-type="float">
            <text:p>0.707860</text:p>
          </table:table-cell>
          <table:table-cell table:formula="of:=[.A6]+([.C6]*0.1)" office:value-type="float" office:value="0.331115387007594" calcext:value-type="float">
            <text:p>0.331115</text:p>
          </table:table-cell>
          <table:table-cell table:formula="of:=[.A6]+([.C6]*0.5)" office:value-type="float" office:value="0.614259471185505" calcext:value-type="float">
            <text:p>0.614259</text:p>
          </table:table-cell>
          <table:table-cell table:formula="of:=[.A6]+([.C6]*0.9)" office:value-type="float" office:value="0.897403555363417" calcext:value-type="float">
            <text:p>0.897404</text:p>
          </table:table-cell>
          <table:table-cell table:formula="of:=[.A6]+([.C6]*2)" office:value-type="float" office:value="1.67604978685267" calcext:value-type="float">
            <text:p>1.676050</text:p>
          </table:table-cell>
          <table:table-cell table:formula="of:=[.A6]+[.A6]" office:value-type="float" office:value="0.520658731926233" calcext:value-type="float">
            <text:p>0.520659</text:p>
          </table:table-cell>
          <table:table-cell table:formula="of:=[.B6]+[.B6]" office:value-type="float" office:value="1.04131746385247" calcext:value-type="float">
            <text:p>1.041317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558231896022335" calcext:value-type="float">
            <text:p>0.558232</text:p>
          </table:table-cell>
          <table:table-cell table:formula="of:=[.A7]*2" office:value-type="float" office:value="1.11646379204467" calcext:value-type="float">
            <text:p>1.116464</text:p>
          </table:table-cell>
          <table:table-cell table:formula="of:=RAND()" office:value-type="float" office:value="0.427771978545934" calcext:value-type="float">
            <text:p>0.427772</text:p>
          </table:table-cell>
          <table:table-cell table:formula="of:=[.A7]+([.C7]*0.1)" office:value-type="float" office:value="0.601009093876928" calcext:value-type="float">
            <text:p>0.601009</text:p>
          </table:table-cell>
          <table:table-cell table:formula="of:=[.A7]+([.C7]*0.5)" office:value-type="float" office:value="0.772117885295302" calcext:value-type="float">
            <text:p>0.772118</text:p>
          </table:table-cell>
          <table:table-cell table:formula="of:=[.A7]+([.C7]*0.9)" office:value-type="float" office:value="0.943226676713675" calcext:value-type="float">
            <text:p>0.943227</text:p>
          </table:table-cell>
          <table:table-cell table:formula="of:=[.A7]+([.C7]*2)" office:value-type="float" office:value="1.4137758531142" calcext:value-type="float">
            <text:p>1.413776</text:p>
          </table:table-cell>
          <table:table-cell table:formula="of:=[.A7]+[.A7]" office:value-type="float" office:value="1.11646379204467" calcext:value-type="float">
            <text:p>1.116464</text:p>
          </table:table-cell>
          <table:table-cell table:formula="of:=[.B7]+[.B7]" office:value-type="float" office:value="2.23292758408934" calcext:value-type="float">
            <text:p>2.232928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551586903864518" calcext:value-type="float">
            <text:p>0.551587</text:p>
          </table:table-cell>
          <table:table-cell table:formula="of:=[.A8]*2" office:value-type="float" office:value="1.10317380772904" calcext:value-type="float">
            <text:p>1.103174</text:p>
          </table:table-cell>
          <table:table-cell table:formula="of:=RAND()" office:value-type="float" office:value="0.48237556219101" calcext:value-type="float">
            <text:p>0.482376</text:p>
          </table:table-cell>
          <table:table-cell table:formula="of:=[.A8]+([.C8]*0.1)" office:value-type="float" office:value="0.599824460083619" calcext:value-type="float">
            <text:p>0.599824</text:p>
          </table:table-cell>
          <table:table-cell table:formula="of:=[.A8]+([.C8]*0.5)" office:value-type="float" office:value="0.792774684960023" calcext:value-type="float">
            <text:p>0.792775</text:p>
          </table:table-cell>
          <table:table-cell table:formula="of:=[.A8]+([.C8]*0.9)" office:value-type="float" office:value="0.985724909836426" calcext:value-type="float">
            <text:p>0.985725</text:p>
          </table:table-cell>
          <table:table-cell table:formula="of:=[.A8]+([.C8]*2)" office:value-type="float" office:value="1.51633802824654" calcext:value-type="float">
            <text:p>1.516338</text:p>
          </table:table-cell>
          <table:table-cell table:formula="of:=[.A8]+[.A8]" office:value-type="float" office:value="1.10317380772904" calcext:value-type="float">
            <text:p>1.103174</text:p>
          </table:table-cell>
          <table:table-cell table:formula="of:=[.B8]+[.B8]" office:value-type="float" office:value="2.20634761545807" calcext:value-type="float">
            <text:p>2.206348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852044967235997" calcext:value-type="float">
            <text:p>0.852045</text:p>
          </table:table-cell>
          <table:table-cell table:formula="of:=[.A9]*2" office:value-type="float" office:value="1.70408993447199" calcext:value-type="float">
            <text:p>1.704090</text:p>
          </table:table-cell>
          <table:table-cell table:formula="of:=RAND()" office:value-type="float" office:value="0.619556960649788" calcext:value-type="float">
            <text:p>0.619557</text:p>
          </table:table-cell>
          <table:table-cell table:formula="of:=[.A9]+([.C9]*0.1)" office:value-type="float" office:value="0.914000663300976" calcext:value-type="float">
            <text:p>0.914001</text:p>
          </table:table-cell>
          <table:table-cell table:formula="of:=[.A9]+([.C9]*0.5)" office:value-type="float" office:value="1.16182344756089" calcext:value-type="float">
            <text:p>1.161823</text:p>
          </table:table-cell>
          <table:table-cell table:formula="of:=[.A9]+([.C9]*0.9)" office:value-type="float" office:value="1.40964623182081" calcext:value-type="float">
            <text:p>1.409646</text:p>
          </table:table-cell>
          <table:table-cell table:formula="of:=[.A9]+([.C9]*2)" office:value-type="float" office:value="2.09115888853557" calcext:value-type="float">
            <text:p>2.091159</text:p>
          </table:table-cell>
          <table:table-cell table:formula="of:=[.A9]+[.A9]" office:value-type="float" office:value="1.70408993447199" calcext:value-type="float">
            <text:p>1.704090</text:p>
          </table:table-cell>
          <table:table-cell table:formula="of:=[.B9]+[.B9]" office:value-type="float" office:value="3.40817986894399" calcext:value-type="float">
            <text:p>3.408180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875510911457241" calcext:value-type="float">
            <text:p>0.875511</text:p>
          </table:table-cell>
          <table:table-cell table:formula="of:=[.A10]*2" office:value-type="float" office:value="1.75102182291448" calcext:value-type="float">
            <text:p>1.751022</text:p>
          </table:table-cell>
          <table:table-cell table:formula="of:=RAND()" office:value-type="float" office:value="0.451504375087097" calcext:value-type="float">
            <text:p>0.451504</text:p>
          </table:table-cell>
          <table:table-cell table:formula="of:=[.A10]+([.C10]*0.1)" office:value-type="float" office:value="0.92066134896595" calcext:value-type="float">
            <text:p>0.920661</text:p>
          </table:table-cell>
          <table:table-cell table:formula="of:=[.A10]+([.C10]*0.5)" office:value-type="float" office:value="1.10126309900079" calcext:value-type="float">
            <text:p>1.101263</text:p>
          </table:table-cell>
          <table:table-cell table:formula="of:=[.A10]+([.C10]*0.9)" office:value-type="float" office:value="1.28186484903563" calcext:value-type="float">
            <text:p>1.281865</text:p>
          </table:table-cell>
          <table:table-cell table:formula="of:=[.A10]+([.C10]*2)" office:value-type="float" office:value="1.77851966163144" calcext:value-type="float">
            <text:p>1.778520</text:p>
          </table:table-cell>
          <table:table-cell table:formula="of:=[.A10]+[.A10]" office:value-type="float" office:value="1.75102182291448" calcext:value-type="float">
            <text:p>1.751022</text:p>
          </table:table-cell>
          <table:table-cell table:formula="of:=[.B10]+[.B10]" office:value-type="float" office:value="3.50204364582896" calcext:value-type="float">
            <text:p>3.502044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720348864793777" calcext:value-type="float">
            <text:p>0.720349</text:p>
          </table:table-cell>
          <table:table-cell table:formula="of:=[.A11]*2" office:value-type="float" office:value="1.44069772958756" calcext:value-type="float">
            <text:p>1.440698</text:p>
          </table:table-cell>
          <table:table-cell table:formula="of:=RAND()" office:value-type="float" office:value="0.938909517368302" calcext:value-type="float">
            <text:p>0.938910</text:p>
          </table:table-cell>
          <table:table-cell table:formula="of:=[.A11]+([.C11]*0.1)" office:value-type="float" office:value="0.814239816530608" calcext:value-type="float">
            <text:p>0.814240</text:p>
          </table:table-cell>
          <table:table-cell table:formula="of:=[.A11]+([.C11]*0.5)" office:value-type="float" office:value="1.18980362347793" calcext:value-type="float">
            <text:p>1.189804</text:p>
          </table:table-cell>
          <table:table-cell table:formula="of:=[.A11]+([.C11]*0.9)" office:value-type="float" office:value="1.56536743042525" calcext:value-type="float">
            <text:p>1.565367</text:p>
          </table:table-cell>
          <table:table-cell table:formula="of:=[.A11]+([.C11]*2)" office:value-type="float" office:value="2.59816789953038" calcext:value-type="float">
            <text:p>2.598168</text:p>
          </table:table-cell>
          <table:table-cell table:formula="of:=[.A11]+[.A11]" office:value-type="float" office:value="1.44069772958756" calcext:value-type="float">
            <text:p>1.440698</text:p>
          </table:table-cell>
          <table:table-cell table:formula="of:=[.B11]+[.B11]" office:value-type="float" office:value="2.88139545917511" calcext:value-type="float">
            <text:p>2.881395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50444919266738" calcext:value-type="float">
            <text:p>0.504449</text:p>
          </table:table-cell>
          <table:table-cell table:formula="of:=[.A12]*2" office:value-type="float" office:value="1.00889838533476" calcext:value-type="float">
            <text:p>1.008898</text:p>
          </table:table-cell>
          <table:table-cell table:formula="of:=RAND()" office:value-type="float" office:value="0.176113846246153" calcext:value-type="float">
            <text:p>0.176114</text:p>
          </table:table-cell>
          <table:table-cell table:formula="of:=[.A12]+([.C12]*0.1)" office:value-type="float" office:value="0.522060577291995" calcext:value-type="float">
            <text:p>0.522061</text:p>
          </table:table-cell>
          <table:table-cell table:formula="of:=[.A12]+([.C12]*0.5)" office:value-type="float" office:value="0.592506115790457" calcext:value-type="float">
            <text:p>0.592506</text:p>
          </table:table-cell>
          <table:table-cell table:formula="of:=[.A12]+([.C12]*0.9)" office:value-type="float" office:value="0.662951654288918" calcext:value-type="float">
            <text:p>0.662952</text:p>
          </table:table-cell>
          <table:table-cell table:formula="of:=[.A12]+([.C12]*2)" office:value-type="float" office:value="0.856676885159686" calcext:value-type="float">
            <text:p>0.856677</text:p>
          </table:table-cell>
          <table:table-cell table:formula="of:=[.A12]+[.A12]" office:value-type="float" office:value="1.00889838533476" calcext:value-type="float">
            <text:p>1.008898</text:p>
          </table:table-cell>
          <table:table-cell table:formula="of:=[.B12]+[.B12]" office:value-type="float" office:value="2.01779677066952" calcext:value-type="float">
            <text:p>2.017797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859427447197959" calcext:value-type="float">
            <text:p>0.859427</text:p>
          </table:table-cell>
          <table:table-cell table:formula="of:=[.A13]*2" office:value-type="float" office:value="1.71885489439592" calcext:value-type="float">
            <text:p>1.718855</text:p>
          </table:table-cell>
          <table:table-cell table:formula="of:=RAND()" office:value-type="float" office:value="0.499212427064776" calcext:value-type="float">
            <text:p>0.499212</text:p>
          </table:table-cell>
          <table:table-cell table:formula="of:=[.A13]+([.C13]*0.1)" office:value-type="float" office:value="0.909348689904437" calcext:value-type="float">
            <text:p>0.909349</text:p>
          </table:table-cell>
          <table:table-cell table:formula="of:=[.A13]+([.C13]*0.5)" office:value-type="float" office:value="1.10903366073035" calcext:value-type="float">
            <text:p>1.109034</text:p>
          </table:table-cell>
          <table:table-cell table:formula="of:=[.A13]+([.C13]*0.9)" office:value-type="float" office:value="1.30871863155626" calcext:value-type="float">
            <text:p>1.308719</text:p>
          </table:table-cell>
          <table:table-cell table:formula="of:=[.A13]+([.C13]*2)" office:value-type="float" office:value="1.85785230132751" calcext:value-type="float">
            <text:p>1.857852</text:p>
          </table:table-cell>
          <table:table-cell table:formula="of:=[.A13]+[.A13]" office:value-type="float" office:value="1.71885489439592" calcext:value-type="float">
            <text:p>1.718855</text:p>
          </table:table-cell>
          <table:table-cell table:formula="of:=[.B13]+[.B13]" office:value-type="float" office:value="3.43770978879184" calcext:value-type="float">
            <text:p>3.437710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606629274552688" calcext:value-type="float">
            <text:p>0.606629</text:p>
          </table:table-cell>
          <table:table-cell table:formula="of:=[.A14]*2" office:value-type="float" office:value="1.21325854910538" calcext:value-type="float">
            <text:p>1.213259</text:p>
          </table:table-cell>
          <table:table-cell table:formula="of:=RAND()" office:value-type="float" office:value="0.232418606989086" calcext:value-type="float">
            <text:p>0.232419</text:p>
          </table:table-cell>
          <table:table-cell table:formula="of:=[.A14]+([.C14]*0.1)" office:value-type="float" office:value="0.629871135251597" calcext:value-type="float">
            <text:p>0.629871</text:p>
          </table:table-cell>
          <table:table-cell table:formula="of:=[.A14]+([.C14]*0.5)" office:value-type="float" office:value="0.722838578047231" calcext:value-type="float">
            <text:p>0.722839</text:p>
          </table:table-cell>
          <table:table-cell table:formula="of:=[.A14]+([.C14]*0.9)" office:value-type="float" office:value="0.815806020842865" calcext:value-type="float">
            <text:p>0.815806</text:p>
          </table:table-cell>
          <table:table-cell table:formula="of:=[.A14]+([.C14]*2)" office:value-type="float" office:value="1.07146648853086" calcext:value-type="float">
            <text:p>1.071466</text:p>
          </table:table-cell>
          <table:table-cell table:formula="of:=[.A14]+[.A14]" office:value-type="float" office:value="1.21325854910538" calcext:value-type="float">
            <text:p>1.213259</text:p>
          </table:table-cell>
          <table:table-cell table:formula="of:=[.B14]+[.B14]" office:value-type="float" office:value="2.42651709821075" calcext:value-type="float">
            <text:p>2.426517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0556018319912255" calcext:value-type="float">
            <text:p>0.055602</text:p>
          </table:table-cell>
          <table:table-cell table:formula="of:=[.A15]*2" office:value-type="float" office:value="0.111203663982451" calcext:value-type="float">
            <text:p>0.111204</text:p>
          </table:table-cell>
          <table:table-cell table:formula="of:=RAND()" office:value-type="float" office:value="0.394651761045679" calcext:value-type="float">
            <text:p>0.394652</text:p>
          </table:table-cell>
          <table:table-cell table:formula="of:=[.A15]+([.C15]*0.1)" office:value-type="float" office:value="0.0950670080957934" calcext:value-type="float">
            <text:p>0.095067</text:p>
          </table:table-cell>
          <table:table-cell table:formula="of:=[.A15]+([.C15]*0.5)" office:value-type="float" office:value="0.252927712514065" calcext:value-type="float">
            <text:p>0.252928</text:p>
          </table:table-cell>
          <table:table-cell table:formula="of:=[.A15]+([.C15]*0.9)" office:value-type="float" office:value="0.410788416932337" calcext:value-type="float">
            <text:p>0.410788</text:p>
          </table:table-cell>
          <table:table-cell table:formula="of:=[.A15]+([.C15]*2)" office:value-type="float" office:value="0.844905354082584" calcext:value-type="float">
            <text:p>0.844905</text:p>
          </table:table-cell>
          <table:table-cell table:formula="of:=[.A15]+[.A15]" office:value-type="float" office:value="0.111203663982451" calcext:value-type="float">
            <text:p>0.111204</text:p>
          </table:table-cell>
          <table:table-cell table:formula="of:=[.B15]+[.B15]" office:value-type="float" office:value="0.222407327964902" calcext:value-type="float">
            <text:p>0.222407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0858901788014919" calcext:value-type="float">
            <text:p>0.085890</text:p>
          </table:table-cell>
          <table:table-cell table:formula="of:=[.A16]*2" office:value-type="float" office:value="0.171780357602984" calcext:value-type="float">
            <text:p>0.171780</text:p>
          </table:table-cell>
          <table:table-cell table:formula="of:=RAND()" office:value-type="float" office:value="0.80609513935633" calcext:value-type="float">
            <text:p>0.806095</text:p>
          </table:table-cell>
          <table:table-cell table:formula="of:=[.A16]+([.C16]*0.1)" office:value-type="float" office:value="0.166499692737125" calcext:value-type="float">
            <text:p>0.166500</text:p>
          </table:table-cell>
          <table:table-cell table:formula="of:=[.A16]+([.C16]*0.5)" office:value-type="float" office:value="0.488937748479657" calcext:value-type="float">
            <text:p>0.488938</text:p>
          </table:table-cell>
          <table:table-cell table:formula="of:=[.A16]+([.C16]*0.9)" office:value-type="float" office:value="0.811375804222189" calcext:value-type="float">
            <text:p>0.811376</text:p>
          </table:table-cell>
          <table:table-cell table:formula="of:=[.A16]+([.C16]*2)" office:value-type="float" office:value="1.69808045751415" calcext:value-type="float">
            <text:p>1.698080</text:p>
          </table:table-cell>
          <table:table-cell table:formula="of:=[.A16]+[.A16]" office:value-type="float" office:value="0.171780357602984" calcext:value-type="float">
            <text:p>0.171780</text:p>
          </table:table-cell>
          <table:table-cell table:formula="of:=[.B16]+[.B16]" office:value-type="float" office:value="0.343560715205967" calcext:value-type="float">
            <text:p>0.343561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237267405027524" calcext:value-type="float">
            <text:p>0.237267</text:p>
          </table:table-cell>
          <table:table-cell table:formula="of:=[.A17]*2" office:value-type="float" office:value="0.474534810055047" calcext:value-type="float">
            <text:p>0.474535</text:p>
          </table:table-cell>
          <table:table-cell table:formula="of:=RAND()" office:value-type="float" office:value="0.611927738878876" calcext:value-type="float">
            <text:p>0.611928</text:p>
          </table:table-cell>
          <table:table-cell table:formula="of:=[.A17]+([.C17]*0.1)" office:value-type="float" office:value="0.298460178915411" calcext:value-type="float">
            <text:p>0.298460</text:p>
          </table:table-cell>
          <table:table-cell table:formula="of:=[.A17]+([.C17]*0.5)" office:value-type="float" office:value="0.543231274466962" calcext:value-type="float">
            <text:p>0.543231</text:p>
          </table:table-cell>
          <table:table-cell table:formula="of:=[.A17]+([.C17]*0.9)" office:value-type="float" office:value="0.788002370018512" calcext:value-type="float">
            <text:p>0.788002</text:p>
          </table:table-cell>
          <table:table-cell table:formula="of:=[.A17]+([.C17]*2)" office:value-type="float" office:value="1.46112288278528" calcext:value-type="float">
            <text:p>1.461123</text:p>
          </table:table-cell>
          <table:table-cell table:formula="of:=[.A17]+[.A17]" office:value-type="float" office:value="0.474534810055047" calcext:value-type="float">
            <text:p>0.474535</text:p>
          </table:table-cell>
          <table:table-cell table:formula="of:=[.B17]+[.B17]" office:value-type="float" office:value="0.949069620110095" calcext:value-type="float">
            <text:p>0.949070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295376128284261" calcext:value-type="float">
            <text:p>0.295376</text:p>
          </table:table-cell>
          <table:table-cell table:formula="of:=[.A18]*2" office:value-type="float" office:value="0.590752256568521" calcext:value-type="float">
            <text:p>0.590752</text:p>
          </table:table-cell>
          <table:table-cell table:formula="of:=RAND()" office:value-type="float" office:value="0.259660083334893" calcext:value-type="float">
            <text:p>0.259660</text:p>
          </table:table-cell>
          <table:table-cell table:formula="of:=[.A18]+([.C18]*0.1)" office:value-type="float" office:value="0.32134213661775" calcext:value-type="float">
            <text:p>0.321342</text:p>
          </table:table-cell>
          <table:table-cell table:formula="of:=[.A18]+([.C18]*0.5)" office:value-type="float" office:value="0.425206169951707" calcext:value-type="float">
            <text:p>0.425206</text:p>
          </table:table-cell>
          <table:table-cell table:formula="of:=[.A18]+([.C18]*0.9)" office:value-type="float" office:value="0.529070203285664" calcext:value-type="float">
            <text:p>0.529070</text:p>
          </table:table-cell>
          <table:table-cell table:formula="of:=[.A18]+([.C18]*2)" office:value-type="float" office:value="0.814696294954047" calcext:value-type="float">
            <text:p>0.814696</text:p>
          </table:table-cell>
          <table:table-cell table:formula="of:=[.A18]+[.A18]" office:value-type="float" office:value="0.590752256568521" calcext:value-type="float">
            <text:p>0.590752</text:p>
          </table:table-cell>
          <table:table-cell table:formula="of:=[.B18]+[.B18]" office:value-type="float" office:value="1.18150451313704" calcext:value-type="float">
            <text:p>1.181505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920619776006788" calcext:value-type="float">
            <text:p>0.920620</text:p>
          </table:table-cell>
          <table:table-cell table:formula="of:=[.A19]*2" office:value-type="float" office:value="1.84123955201358" calcext:value-type="float">
            <text:p>1.841240</text:p>
          </table:table-cell>
          <table:table-cell table:formula="of:=RAND()" office:value-type="float" office:value="0.451996473362669" calcext:value-type="float">
            <text:p>0.451996</text:p>
          </table:table-cell>
          <table:table-cell table:formula="of:=[.A19]+([.C19]*0.1)" office:value-type="float" office:value="0.965819423343055" calcext:value-type="float">
            <text:p>0.965819</text:p>
          </table:table-cell>
          <table:table-cell table:formula="of:=[.A19]+([.C19]*0.5)" office:value-type="float" office:value="1.14661801268812" calcext:value-type="float">
            <text:p>1.146618</text:p>
          </table:table-cell>
          <table:table-cell table:formula="of:=[.A19]+([.C19]*0.9)" office:value-type="float" office:value="1.32741660203319" calcext:value-type="float">
            <text:p>1.327417</text:p>
          </table:table-cell>
          <table:table-cell table:formula="of:=[.A19]+([.C19]*2)" office:value-type="float" office:value="1.82461272273213" calcext:value-type="float">
            <text:p>1.824613</text:p>
          </table:table-cell>
          <table:table-cell table:formula="of:=[.A19]+[.A19]" office:value-type="float" office:value="1.84123955201358" calcext:value-type="float">
            <text:p>1.841240</text:p>
          </table:table-cell>
          <table:table-cell table:formula="of:=[.B19]+[.B19]" office:value-type="float" office:value="3.68247910402715" calcext:value-type="float">
            <text:p>3.682479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76155491056852" calcext:value-type="float">
            <text:p>0.761555</text:p>
          </table:table-cell>
          <table:table-cell table:formula="of:=[.A20]*2" office:value-type="float" office:value="1.52310982113704" calcext:value-type="float">
            <text:p>1.523110</text:p>
          </table:table-cell>
          <table:table-cell table:formula="of:=RAND()" office:value-type="float" office:value="0.33394865738228" calcext:value-type="float">
            <text:p>0.333949</text:p>
          </table:table-cell>
          <table:table-cell table:formula="of:=[.A20]+([.C20]*0.1)" office:value-type="float" office:value="0.794949776306748" calcext:value-type="float">
            <text:p>0.794950</text:p>
          </table:table-cell>
          <table:table-cell table:formula="of:=[.A20]+([.C20]*0.5)" office:value-type="float" office:value="0.92852923925966" calcext:value-type="float">
            <text:p>0.928529</text:p>
          </table:table-cell>
          <table:table-cell table:formula="of:=[.A20]+([.C20]*0.9)" office:value-type="float" office:value="1.06210870221257" calcext:value-type="float">
            <text:p>1.062109</text:p>
          </table:table-cell>
          <table:table-cell table:formula="of:=[.A20]+([.C20]*2)" office:value-type="float" office:value="1.42945222533308" calcext:value-type="float">
            <text:p>1.429452</text:p>
          </table:table-cell>
          <table:table-cell table:formula="of:=[.A20]+[.A20]" office:value-type="float" office:value="1.52310982113704" calcext:value-type="float">
            <text:p>1.523110</text:p>
          </table:table-cell>
          <table:table-cell table:formula="of:=[.B20]+[.B20]" office:value-type="float" office:value="3.04621964227408" calcext:value-type="float">
            <text:p>3.046220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525127452332526" calcext:value-type="float">
            <text:p>0.525127</text:p>
          </table:table-cell>
          <table:table-cell table:formula="of:=[.A21]*2" office:value-type="float" office:value="1.05025490466505" calcext:value-type="float">
            <text:p>1.050255</text:p>
          </table:table-cell>
          <table:table-cell table:formula="of:=RAND()" office:value-type="float" office:value="0.54536828189157" calcext:value-type="float">
            <text:p>0.545368</text:p>
          </table:table-cell>
          <table:table-cell table:formula="of:=[.A21]+([.C21]*0.1)" office:value-type="float" office:value="0.579664280521683" calcext:value-type="float">
            <text:p>0.579664</text:p>
          </table:table-cell>
          <table:table-cell table:formula="of:=[.A21]+([.C21]*0.5)" office:value-type="float" office:value="0.797811593278311" calcext:value-type="float">
            <text:p>0.797812</text:p>
          </table:table-cell>
          <table:table-cell table:formula="of:=[.A21]+([.C21]*0.9)" office:value-type="float" office:value="1.01595890603494" calcext:value-type="float">
            <text:p>1.015959</text:p>
          </table:table-cell>
          <table:table-cell table:formula="of:=[.A21]+([.C21]*2)" office:value-type="float" office:value="1.61586401611567" calcext:value-type="float">
            <text:p>1.615864</text:p>
          </table:table-cell>
          <table:table-cell table:formula="of:=[.A21]+[.A21]" office:value-type="float" office:value="1.05025490466505" calcext:value-type="float">
            <text:p>1.050255</text:p>
          </table:table-cell>
          <table:table-cell table:formula="of:=[.B21]+[.B21]" office:value-type="float" office:value="2.10050980933011" calcext:value-type="float">
            <text:p>2.100510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227732175495476" calcext:value-type="float">
            <text:p>0.227732</text:p>
          </table:table-cell>
          <table:table-cell table:formula="of:=[.A22]*2" office:value-type="float" office:value="0.455464350990951" calcext:value-type="float">
            <text:p>0.455464</text:p>
          </table:table-cell>
          <table:table-cell table:formula="of:=RAND()" office:value-type="float" office:value="0.760618098312989" calcext:value-type="float">
            <text:p>0.760618</text:p>
          </table:table-cell>
          <table:table-cell table:formula="of:=[.A22]+([.C22]*0.1)" office:value-type="float" office:value="0.303793985326774" calcext:value-type="float">
            <text:p>0.303794</text:p>
          </table:table-cell>
          <table:table-cell table:formula="of:=[.A22]+([.C22]*0.5)" office:value-type="float" office:value="0.60804122465197" calcext:value-type="float">
            <text:p>0.608041</text:p>
          </table:table-cell>
          <table:table-cell table:formula="of:=[.A22]+([.C22]*0.9)" office:value-type="float" office:value="0.912288463977166" calcext:value-type="float">
            <text:p>0.912288</text:p>
          </table:table-cell>
          <table:table-cell table:formula="of:=[.A22]+([.C22]*2)" office:value-type="float" office:value="1.74896837212145" calcext:value-type="float">
            <text:p>1.748968</text:p>
          </table:table-cell>
          <table:table-cell table:formula="of:=[.A22]+[.A22]" office:value-type="float" office:value="0.455464350990951" calcext:value-type="float">
            <text:p>0.455464</text:p>
          </table:table-cell>
          <table:table-cell table:formula="of:=[.B22]+[.B22]" office:value-type="float" office:value="0.910928701981902" calcext:value-type="float">
            <text:p>0.910929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38567572995089" calcext:value-type="float">
            <text:p>0.385676</text:p>
          </table:table-cell>
          <table:table-cell table:formula="of:=[.A23]*2" office:value-type="float" office:value="0.77135145990178" calcext:value-type="float">
            <text:p>0.771351</text:p>
          </table:table-cell>
          <table:table-cell table:formula="of:=RAND()" office:value-type="float" office:value="0.129427659558132" calcext:value-type="float">
            <text:p>0.129428</text:p>
          </table:table-cell>
          <table:table-cell table:formula="of:=[.A23]+([.C23]*0.1)" office:value-type="float" office:value="0.398618495906703" calcext:value-type="float">
            <text:p>0.398618</text:p>
          </table:table-cell>
          <table:table-cell table:formula="of:=[.A23]+([.C23]*0.5)" office:value-type="float" office:value="0.450389559729956" calcext:value-type="float">
            <text:p>0.450390</text:p>
          </table:table-cell>
          <table:table-cell table:formula="of:=[.A23]+([.C23]*0.9)" office:value-type="float" office:value="0.502160623553209" calcext:value-type="float">
            <text:p>0.502161</text:p>
          </table:table-cell>
          <table:table-cell table:formula="of:=[.A23]+([.C23]*2)" office:value-type="float" office:value="0.644531049067155" calcext:value-type="float">
            <text:p>0.644531</text:p>
          </table:table-cell>
          <table:table-cell table:formula="of:=[.A23]+[.A23]" office:value-type="float" office:value="0.77135145990178" calcext:value-type="float">
            <text:p>0.771351</text:p>
          </table:table-cell>
          <table:table-cell table:formula="of:=[.B23]+[.B23]" office:value-type="float" office:value="1.54270291980356" calcext:value-type="float">
            <text:p>1.542703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135977347148582" calcext:value-type="float">
            <text:p>0.135977</text:p>
          </table:table-cell>
          <table:table-cell table:formula="of:=[.A24]*2" office:value-type="float" office:value="0.271954694297165" calcext:value-type="float">
            <text:p>0.271955</text:p>
          </table:table-cell>
          <table:table-cell table:formula="of:=RAND()" office:value-type="float" office:value="0.934371961746365" calcext:value-type="float">
            <text:p>0.934372</text:p>
          </table:table-cell>
          <table:table-cell table:formula="of:=[.A24]+([.C24]*0.1)" office:value-type="float" office:value="0.229414543323219" calcext:value-type="float">
            <text:p>0.229415</text:p>
          </table:table-cell>
          <table:table-cell table:formula="of:=[.A24]+([.C24]*0.5)" office:value-type="float" office:value="0.603163328021765" calcext:value-type="float">
            <text:p>0.603163</text:p>
          </table:table-cell>
          <table:table-cell table:formula="of:=[.A24]+([.C24]*0.9)" office:value-type="float" office:value="0.976912112720311" calcext:value-type="float">
            <text:p>0.976912</text:p>
          </table:table-cell>
          <table:table-cell table:formula="of:=[.A24]+([.C24]*2)" office:value-type="float" office:value="2.00472127064131" calcext:value-type="float">
            <text:p>2.004721</text:p>
          </table:table-cell>
          <table:table-cell table:formula="of:=[.A24]+[.A24]" office:value-type="float" office:value="0.271954694297165" calcext:value-type="float">
            <text:p>0.271955</text:p>
          </table:table-cell>
          <table:table-cell table:formula="of:=[.B24]+[.B24]" office:value-type="float" office:value="0.543909388594329" calcext:value-type="float">
            <text:p>0.543909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0530566673260182" calcext:value-type="float">
            <text:p>0.053057</text:p>
          </table:table-cell>
          <table:table-cell table:formula="of:=[.A25]*2" office:value-type="float" office:value="0.106113334652036" calcext:value-type="float">
            <text:p>0.106113</text:p>
          </table:table-cell>
          <table:table-cell table:formula="of:=RAND()" office:value-type="float" office:value="0.851281222188845" calcext:value-type="float">
            <text:p>0.851281</text:p>
          </table:table-cell>
          <table:table-cell table:formula="of:=[.A25]+([.C25]*0.1)" office:value-type="float" office:value="0.138184789544903" calcext:value-type="float">
            <text:p>0.138185</text:p>
          </table:table-cell>
          <table:table-cell table:formula="of:=[.A25]+([.C25]*0.5)" office:value-type="float" office:value="0.478697278420441" calcext:value-type="float">
            <text:p>0.478697</text:p>
          </table:table-cell>
          <table:table-cell table:formula="of:=[.A25]+([.C25]*0.9)" office:value-type="float" office:value="0.819209767295979" calcext:value-type="float">
            <text:p>0.819210</text:p>
          </table:table-cell>
          <table:table-cell table:formula="of:=[.A25]+([.C25]*2)" office:value-type="float" office:value="1.75561911170371" calcext:value-type="float">
            <text:p>1.755619</text:p>
          </table:table-cell>
          <table:table-cell table:formula="of:=[.A25]+[.A25]" office:value-type="float" office:value="0.106113334652036" calcext:value-type="float">
            <text:p>0.106113</text:p>
          </table:table-cell>
          <table:table-cell table:formula="of:=[.B25]+[.B25]" office:value-type="float" office:value="0.212226669304073" calcext:value-type="float">
            <text:p>0.212227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0449851604644209" calcext:value-type="float">
            <text:p>0.044985</text:p>
          </table:table-cell>
          <table:table-cell table:formula="of:=[.A26]*2" office:value-type="float" office:value="0.0899703209288418" calcext:value-type="float">
            <text:p>0.089970</text:p>
          </table:table-cell>
          <table:table-cell table:formula="of:=RAND()" office:value-type="float" office:value="0.436454120557755" calcext:value-type="float">
            <text:p>0.436454</text:p>
          </table:table-cell>
          <table:table-cell table:formula="of:=[.A26]+([.C26]*0.1)" office:value-type="float" office:value="0.0886305725201964" calcext:value-type="float">
            <text:p>0.088631</text:p>
          </table:table-cell>
          <table:table-cell table:formula="of:=[.A26]+([.C26]*0.5)" office:value-type="float" office:value="0.263212220743299" calcext:value-type="float">
            <text:p>0.263212</text:p>
          </table:table-cell>
          <table:table-cell table:formula="of:=[.A26]+([.C26]*0.9)" office:value-type="float" office:value="0.437793868966401" calcext:value-type="float">
            <text:p>0.437794</text:p>
          </table:table-cell>
          <table:table-cell table:formula="of:=[.A26]+([.C26]*2)" office:value-type="float" office:value="0.917893401579931" calcext:value-type="float">
            <text:p>0.917893</text:p>
          </table:table-cell>
          <table:table-cell table:formula="of:=[.A26]+[.A26]" office:value-type="float" office:value="0.0899703209288418" calcext:value-type="float">
            <text:p>0.089970</text:p>
          </table:table-cell>
          <table:table-cell table:formula="of:=[.B26]+[.B26]" office:value-type="float" office:value="0.179940641857684" calcext:value-type="float">
            <text:p>0.179941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944590790895745" calcext:value-type="float">
            <text:p>0.944591</text:p>
          </table:table-cell>
          <table:table-cell table:formula="of:=[.A27]*2" office:value-type="float" office:value="1.88918158179149" calcext:value-type="float">
            <text:p>1.889182</text:p>
          </table:table-cell>
          <table:table-cell table:formula="of:=RAND()" office:value-type="float" office:value="0.819729977985844" calcext:value-type="float">
            <text:p>0.819730</text:p>
          </table:table-cell>
          <table:table-cell table:formula="of:=[.A27]+([.C27]*0.1)" office:value-type="float" office:value="1.02656378869433" calcext:value-type="float">
            <text:p>1.026564</text:p>
          </table:table-cell>
          <table:table-cell table:formula="of:=[.A27]+([.C27]*0.5)" office:value-type="float" office:value="1.35445577988867" calcext:value-type="float">
            <text:p>1.354456</text:p>
          </table:table-cell>
          <table:table-cell table:formula="of:=[.A27]+([.C27]*0.9)" office:value-type="float" office:value="1.682347771083" calcext:value-type="float">
            <text:p>1.682348</text:p>
          </table:table-cell>
          <table:table-cell table:formula="of:=[.A27]+([.C27]*2)" office:value-type="float" office:value="2.58405074686743" calcext:value-type="float">
            <text:p>2.584051</text:p>
          </table:table-cell>
          <table:table-cell table:formula="of:=[.A27]+[.A27]" office:value-type="float" office:value="1.88918158179149" calcext:value-type="float">
            <text:p>1.889182</text:p>
          </table:table-cell>
          <table:table-cell table:formula="of:=[.B27]+[.B27]" office:value-type="float" office:value="3.77836316358298" calcext:value-type="float">
            <text:p>3.778363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626240577548742" calcext:value-type="float">
            <text:p>0.626241</text:p>
          </table:table-cell>
          <table:table-cell table:formula="of:=[.A28]*2" office:value-type="float" office:value="1.25248115509748" calcext:value-type="float">
            <text:p>1.252481</text:p>
          </table:table-cell>
          <table:table-cell table:formula="of:=RAND()" office:value-type="float" office:value="0.429380632005632" calcext:value-type="float">
            <text:p>0.429381</text:p>
          </table:table-cell>
          <table:table-cell table:formula="of:=[.A28]+([.C28]*0.1)" office:value-type="float" office:value="0.669178640749305" calcext:value-type="float">
            <text:p>0.669179</text:p>
          </table:table-cell>
          <table:table-cell table:formula="of:=[.A28]+([.C28]*0.5)" office:value-type="float" office:value="0.840930893551558" calcext:value-type="float">
            <text:p>0.840931</text:p>
          </table:table-cell>
          <table:table-cell table:formula="of:=[.A28]+([.C28]*0.9)" office:value-type="float" office:value="1.01268314635381" calcext:value-type="float">
            <text:p>1.012683</text:p>
          </table:table-cell>
          <table:table-cell table:formula="of:=[.A28]+([.C28]*2)" office:value-type="float" office:value="1.48500184156001" calcext:value-type="float">
            <text:p>1.485002</text:p>
          </table:table-cell>
          <table:table-cell table:formula="of:=[.A28]+[.A28]" office:value-type="float" office:value="1.25248115509748" calcext:value-type="float">
            <text:p>1.252481</text:p>
          </table:table-cell>
          <table:table-cell table:formula="of:=[.B28]+[.B28]" office:value-type="float" office:value="2.50496231019497" calcext:value-type="float">
            <text:p>2.504962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150334212463349" calcext:value-type="float">
            <text:p>0.150334</text:p>
          </table:table-cell>
          <table:table-cell table:formula="of:=[.A29]*2" office:value-type="float" office:value="0.300668424926698" calcext:value-type="float">
            <text:p>0.300668</text:p>
          </table:table-cell>
          <table:table-cell table:formula="of:=RAND()" office:value-type="float" office:value="0.716312549076974" calcext:value-type="float">
            <text:p>0.716313</text:p>
          </table:table-cell>
          <table:table-cell table:formula="of:=[.A29]+([.C29]*0.1)" office:value-type="float" office:value="0.221965467371047" calcext:value-type="float">
            <text:p>0.221965</text:p>
          </table:table-cell>
          <table:table-cell table:formula="of:=[.A29]+([.C29]*0.5)" office:value-type="float" office:value="0.508490487001836" calcext:value-type="float">
            <text:p>0.508490</text:p>
          </table:table-cell>
          <table:table-cell table:formula="of:=[.A29]+([.C29]*0.9)" office:value-type="float" office:value="0.795015506632626" calcext:value-type="float">
            <text:p>0.795016</text:p>
          </table:table-cell>
          <table:table-cell table:formula="of:=[.A29]+([.C29]*2)" office:value-type="float" office:value="1.5829593106173" calcext:value-type="float">
            <text:p>1.582959</text:p>
          </table:table-cell>
          <table:table-cell table:formula="of:=[.A29]+[.A29]" office:value-type="float" office:value="0.300668424926698" calcext:value-type="float">
            <text:p>0.300668</text:p>
          </table:table-cell>
          <table:table-cell table:formula="of:=[.B29]+[.B29]" office:value-type="float" office:value="0.601336849853396" calcext:value-type="float">
            <text:p>0.601337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184417897602543" calcext:value-type="float">
            <text:p>0.184418</text:p>
          </table:table-cell>
          <table:table-cell table:formula="of:=[.A30]*2" office:value-type="float" office:value="0.368835795205086" calcext:value-type="float">
            <text:p>0.368836</text:p>
          </table:table-cell>
          <table:table-cell table:formula="of:=RAND()" office:value-type="float" office:value="0.527501830365509" calcext:value-type="float">
            <text:p>0.527502</text:p>
          </table:table-cell>
          <table:table-cell table:formula="of:=[.A30]+([.C30]*0.1)" office:value-type="float" office:value="0.237168080639094" calcext:value-type="float">
            <text:p>0.237168</text:p>
          </table:table-cell>
          <table:table-cell table:formula="of:=[.A30]+([.C30]*0.5)" office:value-type="float" office:value="0.448168812785298" calcext:value-type="float">
            <text:p>0.448169</text:p>
          </table:table-cell>
          <table:table-cell table:formula="of:=[.A30]+([.C30]*0.9)" office:value-type="float" office:value="0.659169544931501" calcext:value-type="float">
            <text:p>0.659170</text:p>
          </table:table-cell>
          <table:table-cell table:formula="of:=[.A30]+([.C30]*2)" office:value-type="float" office:value="1.23942155833356" calcext:value-type="float">
            <text:p>1.239422</text:p>
          </table:table-cell>
          <table:table-cell table:formula="of:=[.A30]+[.A30]" office:value-type="float" office:value="0.368835795205086" calcext:value-type="float">
            <text:p>0.368836</text:p>
          </table:table-cell>
          <table:table-cell table:formula="of:=[.B30]+[.B30]" office:value-type="float" office:value="0.737671590410173" calcext:value-type="float">
            <text:p>0.737672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965092991944402" calcext:value-type="float">
            <text:p>0.965093</text:p>
          </table:table-cell>
          <table:table-cell table:formula="of:=[.A31]*2" office:value-type="float" office:value="1.93018598388881" calcext:value-type="float">
            <text:p>1.930186</text:p>
          </table:table-cell>
          <table:table-cell table:formula="of:=RAND()" office:value-type="float" office:value="0.575917809968814" calcext:value-type="float">
            <text:p>0.575918</text:p>
          </table:table-cell>
          <table:table-cell table:formula="of:=[.A31]+([.C31]*0.1)" office:value-type="float" office:value="1.02268477294128" calcext:value-type="float">
            <text:p>1.022685</text:p>
          </table:table-cell>
          <table:table-cell table:formula="of:=[.A31]+([.C31]*0.5)" office:value-type="float" office:value="1.25305189692881" calcext:value-type="float">
            <text:p>1.253052</text:p>
          </table:table-cell>
          <table:table-cell table:formula="of:=[.A31]+([.C31]*0.9)" office:value-type="float" office:value="1.48341902091634" calcext:value-type="float">
            <text:p>1.483419</text:p>
          </table:table-cell>
          <table:table-cell table:formula="of:=[.A31]+([.C31]*2)" office:value-type="float" office:value="2.11692861188203" calcext:value-type="float">
            <text:p>2.116929</text:p>
          </table:table-cell>
          <table:table-cell table:formula="of:=[.A31]+[.A31]" office:value-type="float" office:value="1.93018598388881" calcext:value-type="float">
            <text:p>1.930186</text:p>
          </table:table-cell>
          <table:table-cell table:formula="of:=[.B31]+[.B31]" office:value-type="float" office:value="3.86037196777761" calcext:value-type="float">
            <text:p>3.860372</text:p>
          </table:table-cell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3" number:grouping="true"/>
    </number:number-style>
    <number:number-style style:name="N10121" number:language="en" number:country="US">
      <number:number number:decimal-places="6" loext:min-decimal-places="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.00.0000</text:date>, <text:time style:data-style-name="N2" text:time-value="06:17:31.20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dc:date>2016-10-05T06:24:09.016000000</dc:date>
    <meta:editing-duration>PT15M22S</meta:editing-duration>
    <meta:editing-cycles>3</meta:editing-cycles>
    <meta:document-statistic meta:table-count="1" meta:cell-count="276" meta:object-count="0"/>
  </office:meta>
</office:document-meta>
</file>